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65">
            <text:p>6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nstrument</text:p>
          </table:table-cell>
        </table:table-row>
        <table:table-row>
          <table:table-cell office:value-type="string">
            <text:p/>
          </table:table-cell>
          <table:table-cell office:value-type="string">
            <text:p>INS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1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2</text:p>
          </table:table-cell>
          <table:table-cell office:value-type="string">
            <text:p/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3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>n0::n0::n0::n0::n0, n0::n0::n0::n0::n2, n0::n0::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4</text:p>
          </table:table-cell>
          <table:table-cell office:value-type="string">
            <text:p/>
          </table:table-cell>
          <table:table-cell office:value-type="string">
            <text:p>Half-fiel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5</text:p>
          </table:table-cell>
          <table:table-cell office:value-type="string">
            <text:p/>
          </table:table-cell>
          <table:table-cell office:value-type="string">
            <text:p>Fas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>n0::n0::n0::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6</text:p>
          </table:table-cell>
          <table:table-cell office:value-type="string">
            <text:p/>
          </table:table-cell>
          <table:table-cell office:value-type="string">
            <text:p>Slic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>n0::n0::n0::n0::n7, n0::n0::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7</text:p>
          </table:table-cell>
          <table:table-cell office:value-type="string">
            <text:p/>
          </table:table-cell>
          <table:table-cell office:value-type="string">
            <text:p>Slicer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::n8</text:p>
          </table:table-cell>
          <table:table-cell office:value-type="string">
            <text:p/>
          </table:table-cell>
          <table:table-cell office:value-type="string">
            <text:p>Passthrough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::n0</text:p>
          </table:table-cell>
          <table:table-cell office:value-type="string">
            <text:p/>
          </table:table-cell>
          <table:table-cell office:value-type="string">
            <text:p>R5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::n1</text:p>
          </table:table-cell>
          <table:table-cell office:value-type="string">
            <text:p/>
          </table:table-cell>
          <table:table-cell office:value-type="string">
            <text:p>R1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::n2</text:p>
          </table:table-cell>
          <table:table-cell office:value-type="string">
            <text:p/>
          </table:table-cell>
          <table:table-cell office:value-type="string">
            <text:p>R2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::n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</text:p>
          </table:table-cell>
          <table:table-cell office:value-type="string">
            <text:p>n0::n0::n0::n1::n0, n0::n0::n0::n1::n1, n0::n0::n0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::n0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00.0">
            <text:p>36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</text:p>
          </table:table-cell>
          <table:table-cell office:value-type="string">
            <text:p>n0::n0::n0::n2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::n2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</text:p>
          </table:table-cell>
          <table:table-cell office:value-type="string">
            <text:p>n0::n0::n0::n2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::n3</text:p>
          </table:table-cell>
          <table:table-cell office:value-type="string">
            <text:p/>
          </table:table-cell>
          <table:table-cell office:value-type="string">
            <text:p>Fas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::n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::n1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::n2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::n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::n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</text:p>
          </table:table-cell>
          <table:table-cell office:value-type="string">
            <text:p>n0::n0::n0::n2::n1::n0, n0::n0::n0::n2::n1::n1, n0::n0::n0::n2::n1::n2, n0::n0::n0::n2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::n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</text:p>
          </table:table-cell>
          <table:table-cell office:value-type="string">
            <text:p>n0::n0::n0::n2::n1::n0, n0::n0::n0::n2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::n6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</text:p>
          </table:table-cell>
          <table:table-cell office:value-type="string">
            <text:p>n0::n0::n0::n2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>n0::n0::n0::n2::n1::n4, n0::n0::n0::n2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3</text:p>
          </table:table-cell>
          <table:table-cell office:value-type="string">
            <text:p/>
          </table:table-cell>
          <table:table-cell office:value-type="string">
            <text:p>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>n0::n0::n0::n2::n1::n5, n0::n0::n0::n2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4</text:p>
          </table:table-cell>
          <table:table-cell office:value-type="string">
            <text:p/>
          </table:table-cell>
          <table:table-cell office:value-type="string">
            <text:p>Fast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>n0::n0::n0::n2::n1::n6, n0::n0::n0::n2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3</text:p>
          </table:table-cell>
          <table:table-cell office:value-type="string">
            <text:p/>
          </table:table-cell>
          <table:table-cell office:value-type="string">
            <text:p>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2::n3, n0::n0::n0::n6::n2, n0::n0::n0::n6::n1, n0::n0::n0::n6::n0, n0::n0::n0::n8::n2::n3, n0::n0::n0::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4</text:p>
          </table:table-cell>
          <table:table-cell office:value-type="string">
            <text:p/>
          </table:table-cell>
          <table:table-cell office:value-type="string">
            <text:p>Slicer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2::n2, n0::n0::n0::n6::n0, n0::n0::n0::n6::n2, n0::n0::n0::n6::n1, n0::n0::n0::n1::n3, n0::n0::n0::n8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5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2::n4, n0::n0::n0::n0::n5, n0::n0::n0::n6::n0, n0::n0::n0::n8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0</text:p>
          </table:table-cell>
          <table:table-cell office:value-type="string">
            <text:p/>
          </table:table-cell>
          <table:table-cell office:value-type="string">
            <text:p>Classi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</text:p>
          </table:table-cell>
          <table:table-cell office:value-type="string">
            <text:p>n0::n0::n0::n6::n3::n2, n0::n0::n0::n6::n3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1</text:p>
          </table:table-cell>
          <table:table-cell office:value-type="string">
            <text:p/>
          </table:table-cell>
          <table:table-cell office:value-type="string">
            <text:p>TF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</text:p>
          </table:table-cell>
          <table:table-cell office:value-type="string">
            <text:p>n0::n0::n0::n6::n3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2</text:p>
          </table:table-cell>
          <table:table-cell office:value-type="string">
            <text:p/>
          </table:table-cell>
          <table:table-cell office:value-type="string">
            <text:p>TF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</text:p>
          </table:table-cell>
          <table:table-cell office:value-type="string">
            <text:p>n0::n0::n0::n6::n3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::n0</text:p>
          </table:table-cell>
          <table:table-cell office:value-type="string">
            <text:p/>
          </table:table-cell>
          <table:table-cell office:value-type="string">
            <text:p>HAlpha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::n1</text:p>
          </table:table-cell>
          <table:table-cell office:value-type="string">
            <text:p/>
          </table:table-cell>
          <table:table-cell office:value-type="string">
            <text:p>Fe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::n2</text:p>
          </table:table-cell>
          <table:table-cell office:value-type="string">
            <text:p/>
          </table:table-cell>
          <table:table-cell office:value-type="string">
            <text:p>Stand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</text:p>
          </table:table-cell>
          <table:table-cell office:value-type="string">
            <text:p>n0::n0::n0::n6::n3::n0, n0::n0::n0::n6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::n3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</text:p>
          </table:table-cell>
          <table:table-cell office:value-type="string">
            <text:p>n0::n0::n0::n6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::n4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</text:p>
          </table:table-cell>
          <table:table-cell office:value-type="string">
            <text:p>n0::n0::n0::n6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::n5</text:p>
          </table:table-cell>
          <table:table-cell office:value-type="string">
            <text:p/>
          </table:table-cell>
          <table:table-cell office:value-type="string">
            <text:p>userFilter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customfilter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::n6</text:p>
          </table:table-cell>
          <table:table-cell office:value-type="string">
            <text:p/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</text:p>
          </table:table-cell>
          <table:table-cell office:value-type="string">
            <text:p>n0::n0::n0::n6::n3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7</text:p>
          </table:table-cell>
          <table:table-cell office:value-type="string">
            <text:p/>
          </table:table-cell>
          <table:table-cell office:value-type="string">
            <text:p>LSSli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2::n2, n0::n0::n0::n6::n0, n0::n0::n0::n6::n2, n0::n0::n0::n6::n1, n0::n0::n0::n0::n3, n0::n0::n0::n1::n3, n0::n0::n0::n8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0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</text:p>
          </table:table-cell>
          <table:table-cell office:value-type="string">
            <text:p>n0::n0::n0::n8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</text:p>
          </table:table-cell>
          <table:table-cell office:value-type="string">
            <text:p>n0::n0::n0::n8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::n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::n1</text:p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::n2</text:p>
          </table:table-cell>
          <table:table-cell office:value-type="string">
            <text:p/>
          </table:table-cell>
          <table:table-cell office:value-type="string">
            <text:p>Slic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</text:p>
          </table:table-cell>
          <table:table-cell office:value-type="string">
            <text:p>n0::n0::n0::n8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::n3</text:p>
          </table:table-cell>
          <table:table-cell office:value-type="string">
            <text:p/>
          </table:table-cell>
          <table:table-cell office:value-type="string">
            <text:p>NoSlic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</text:p>
          </table:table-cell>
          <table:table-cell office:value-type="string">
            <text:p>n0::n0::n0::n8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9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2::n3, n0::n0::n0::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0</text:p>
          </table:table-cell>
          <table:table-cell office:value-type="string">
            <text:p/>
          </table:table-cell>
          <table:table-cell office:value-type="string">
            <text:p>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2::n2, n0::n0::n0::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Ciencia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::n7, n0::n0::n0::n5, n0::n0::n0::n4, n0::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Calibració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::n9, n0::n0::n0::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Opera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1, 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Engine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Opera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>Mask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>Dispers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0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::n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</text:p>
          </table:table-cell>
          <table:table-cell office:value-type="string">
            <text:p/>
          </table:table-cell>
          <table:table-cell office:value-type="string">
            <text:p>Fil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::n3</text:p>
          </table:table-cell>
          <table:table-cell office:value-type="string">
            <text:p/>
          </table:table-cell>
          <table:table-cell office:value-type="string">
            <text:p>Classic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</text:p>
          </table:table-cell>
          <table:table-cell office:value-type="string">
            <text:p/>
          </table:table-cell>
          <table:table-cell office:value-type="string">
            <text:p>Slic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::n2</text:p>
          </table:table-cell>
          <table:table-cell office:value-type="string">
            <text:p/>
          </table:table-cell>
          <table:table-cell office:value-type="string">
            <text:p>Doblado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